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body>
    <office:text>
      <text:p text:style-name="Title">JUSTIFICATIF DE REMBOURSEMENT</text:p>
      <text:p text:style-name="Subtitle">Ref: JR-${system.numero_auto} — ${system.date}</text:p>
      <text:p text:style-name="Heading">EMETTEUR</text:p>
      <text:p>${entreprise.nom} — SIRET : ${entreprise.siret}</text:p>
      <text:p>${entreprise.adresse}</text:p>
      <text:p>Email : ${entreprise.email} — Tel : ${entreprise.telephone}</text:p>
      <text:p text:style-name="Heading">BENEFICIAIRE DU REMBOURSEMENT</text:p>
      <text:p>Nom : ${client.nom_complet}</text:p>
      <text:p>Societe : ${client.societe}</text:p>
      <text:p>Email : ${client.email}</text:p>
      <text:p>Telephone : ${client.telephone}</text:p>
      <text:p text:style-name="Heading">BIEN CONCERNE</text:p>
      <text:p>${property.nom} — ${property.adresse}, ${property.code_postal} ${property.ville}</text:p>
      <text:p text:style-name="Heading">INTERVENTION D'ORIGINE</text:p>
      <text:p>Intitule : ${intervention.titre}</text:p>
      <text:p>Type : ${intervention.type}</text:p>
      <text:p>Date : ${intervention.date_debut} au ${intervention.date_fin}</text:p>
      <text:p>Description : ${intervention.description}</text:p>
      <text:p>Statut : ${intervention.statut}</text:p>
      <text:p text:style-name="Heading">DETAILS DU REMBOURSEMENT</text:p>
      <text:p>Statut : ${paiement.statut}</text:p>
      <text:p>Montant rembourse : ${paiement.montant}</text:p>
      <text:p>Date du remboursement : ${paiement.date_paiement}</text:p>
      <text:p>Reference Stripe : ${paiement.reference_stripe}</text:p>
      <text:p text:style-name="Heading">MONTANTS</text:p>
      <text:p>Montant initial paye : ${intervention.cout_reel}</text:p>
      <text:p>Montant rembourse : ${paiement.montant}</text:p>
      <text:p text:style-name="Heading">MOTIF DU REMBOURSEMENT</text:p>
      <text:p>${intervention.notes}</text:p>
      <text:p text:style-name="Heading">CERTIFICATION</text:p>
      <text:p>${entreprise.nom} certifie avoir procede au remboursement de ${paiement.montant} en faveur de ${client.nom_complet} en date du ${paiement.date_paiement}, suite a l'intervention "${intervention.titre}".</text:p>
      <text:p/>
      <text:p>Fait le ${system.date}.</text:p>
      <text:p>${entreprise.no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Title" style:family="paragraph">
      <style:paragraph-properties fo:text-align="center" fo:margin-bottom="0.5cm"/>
      <style:text-properties fo:font-size="18pt" fo:font-weight="bold"/>
    </style:style>
    <style:style style:name="Subtitle" style:family="paragraph">
      <style:paragraph-properties fo:text-align="center" fo:margin-bottom="0.3cm"/>
      <style:text-properties fo:font-size="12pt" fo:color="#666666"/>
    </style:style>
    <style:style style:name="Heading" style:family="paragraph">
      <style:paragraph-properties fo:margin-top="0.4cm" fo:margin-bottom="0.2cm"/>
      <style:text-properties fo:font-size="13pt" fo:font-weight="bold" fo:color="#333333"/>
    </style:style>
    <style:style style:name="Bold" style:family="text">
      <style:text-properties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Clenzy PMS</meta:generator>
  </office:meta>
</office:document-meta>
</file>